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193cm" fo:margin-left="0.191cm" fo:margin-right="0.131cm" style:page-number="auto" table:align="margins"/>
    </style:style>
    <style:style style:name="Table1.A" style:family="table-column">
      <style:table-column-properties style:column-width="2.778cm" style:rel-column-width="1575*"/>
    </style:style>
    <style:style style:name="Table1.B" style:family="table-column">
      <style:table-column-properties style:column-width="13.414cm" style:rel-column-width="7605*"/>
    </style:style>
    <style:style style:name="Table1.1" style:family="table-row">
      <style:table-row-properties style:min-row-height="2.91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6.589cm" fo:margin-left="0cm" fo:margin-right="-0.076cm" table:align="margins"/>
    </style:style>
    <style:style style:name="Table2.A" style:family="table-column">
      <style:table-column-properties style:column-width="1.111cm" style:rel-column-width="630*"/>
    </style:style>
    <style:style style:name="Table2.B" style:family="table-column">
      <style:table-column-properties style:column-width="5.08cm" style:rel-column-width="2880*"/>
    </style:style>
    <style:style style:name="Table2.C" style:family="table-column">
      <style:table-column-properties style:column-width="3.016cm" style:rel-column-width="1710*"/>
    </style:style>
    <style:style style:name="Table2.D" style:family="table-column">
      <style:table-column-properties style:column-width="4.763cm" style:rel-column-width="2700*"/>
    </style:style>
    <style:style style:name="Table2.E" style:family="table-column">
      <style:table-column-properties style:column-width="2.619cm" style:rel-column-width="1485*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size="10pt" style:font-size-asian="10pt" style:font-size-complex="10pt"/>
    </style:style>
    <style:style style:name="P4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9.34cm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Normal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Normal">
      <style:paragraph-properties fo:text-align="justify" style:justify-single-word="false"/>
      <style:text-properties fo:font-size="10pt" style:font-size-asian="10pt" style:font-size-complex="10pt"/>
    </style:style>
    <style:style style:name="P7" style:family="paragraph" style:parent-style-name="Normal">
      <style:text-properties fo:color="#ff0000" fo:font-size="10pt" style:font-size-asian="10pt" style:font-size-complex="10pt"/>
    </style:style>
    <style:style style:name="P8" style:family="paragraph" style:parent-style-name="Normal">
      <style:paragraph-properties fo:margin-left="10.16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9" style:family="paragraph" style:parent-style-name="Normal">
      <style:paragraph-properties fo:margin-left="8.89cm" fo:margin-right="0cm" fo:text-indent="1.27cm" style:auto-text-indent="false">
        <style:tab-stops/>
      </style:paragraph-properties>
      <style:text-properties fo:font-size="10pt" style:font-size-asian="10pt" style:font-size-complex="10pt"/>
    </style:style>
    <style:style style:name="P10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Normal">
      <style:paragraph-properties fo:margin-left="1.27cm" fo:margin-right="0cm" fo:text-indent="0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Normal">
      <style:paragraph-properties fo:text-align="end" style:justify-single-word="false"/>
    </style:style>
    <style:style style:name="P13" style:family="paragraph" style:parent-style-name="Normal">
      <style:paragraph-properties fo:text-align="center" style:justify-single-word="false"/>
      <style:text-properties fo:font-size="20pt" fo:language="sv" fo:country="SE" style:font-size-asian="20pt"/>
    </style:style>
    <style:style style:name="P14" style:family="paragraph" style:parent-style-name="Normal">
      <style:paragraph-properties fo:text-align="center" style:justify-single-word="false"/>
      <style:text-properties fo:font-size="16pt" fo:language="sv" fo:country="SE" style:font-size-asian="16pt"/>
    </style:style>
    <style:style style:name="P15" style:family="paragraph" style:parent-style-name="List_20_Paragraph" style:list-style-name="L1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List_20_Paragraph" style:list-style-name="L2">
      <style:text-properties fo:language="id" fo:country="ID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language="sv" fo:country="S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id" fo:country="ID" style:font-size-asian="10pt" style:font-size-complex="10pt"/>
    </style:style>
    <style:style style:name="T6" style:family="text">
      <style:text-properties fo:color="#ff0000"/>
    </style:style>
    <style:style style:name="T7" style:family="text">
      <style:text-properties fo:color="#ff0000" fo:language="id" fo:country="ID" style:language-asian="id" style:country-asian="I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2"><draw:frame draw:style-name="fr1" draw:name="Picture 1" text:anchor-type="as-char" svg:y="0cm" svg:width="1.972cm" style:rel-width="scale" svg:height="2.404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14">PEMERINTAH KOTA YOGYAKARTA</text:p>
            <text:p text:style-name="P13">DINAS PENDIDIKAN</text:p>
            <text:p text:style-name="P2"><text:span text:style-name="Default_20_Paragraph_20_Font"><text:span text:style-name="T3">Jl. </text:span></text:span><text:span text:style-name="Default_20_Paragraph_20_Font"><text:span text:style-name="T1">Hayam Wuruk No. 11</text:span></text:span><text:span text:style-name="Default_20_Paragraph_20_Font"><text:span text:style-name="T3"> </text:span></text:span><text:span text:style-name="Default_20_Paragraph_20_Font"><text:span text:style-name="T3"><text:s/>Yogyakarta Telepon (0274) 512856, 563078, Fax. (0274) 512956</text:span></text:span><text:span text:style-name="Default_20_Paragraph_20_Font"><text:span text:style-name="T3"><text:tab/></text:span></text:span></text:p>
            <text:p text:style-name="P2"><text:span text:style-name="Default_20_Paragraph_20_Font"><text:span text:style-name="T3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3">pendidikan@jogja.go.id</text:span></text:span></text:a><text:span text:style-name="Default_20_Paragraph_20_Font"><text:span text:style-name="T3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3">pendidikan@intra.jogja.go.id</text:span></text:span></text:a></text:p>
            <text:p text:style-name="P12">KODE POS 55212</text:p>
          </table:table-cell>
        </table:table-row>
      </table:table>
      <text:p text:style-name="P3">Nomor : <text:tab/><text:tab/><text:tab/><text:tab/><text:tab/><text:tab/><text:tab/></text:p>
      <text:p text:style-name="P3">Lamp <text:s text:c="2"/>: <text:s/></text:p>
      <text:p text:style-name="P4">Hal<text:tab/>: Permohonan Cuti Besar Haji</text:p>
      <text:p text:style-name="P4"><text:tab/> <text:s/>Pegawai Negeri Sipil<text:tab/> <text:s/><text:tab/><text:tab/><text:tab/><text:tab/><text:tab/><text:tab/><text:tab/><text:tab/><text:tab/><text:tab/><text:tab/><text:tab/><text:tab/>Kepada</text:p>
      <text:p text:style-name="Normal"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Yth. </text:span></text:span><text:span text:style-name="Default_20_Paragraph_20_Font"><text:span text:style-name="T5">[onshow.kepada]</text:span></text:span></text:p>
      <text:p text:style-name="P8">Melalui Kepala Badan Kepegawaian Daerah<text:tab/> <text:s/></text:p>
      <text:p text:style-name="P3"><text:s/><text:tab/><text:tab/><text:tab/><text:tab/><text:tab/><text:tab/><text:tab/><text:tab/>Kota Yogyakarta</text:p>
      <text:p text:style-name="P3"><text:tab/><text:tab/><text:tab/><text:tab/><text:tab/><text:tab/><text:tab/></text:p>
      <text:p text:style-name="P9">Di</text:p>
      <text:p text:style-name="P3"><text:tab/><text:tab/><text:tab/><text:tab/><text:tab/><text:tab/><text:tab/><text:tab/><text:tab/>Yogyakarta</text:p>
      <text:p text:style-name="P3"><text:s/><text:tab/>Dengan hormat,</text:p>
      <text:p text:style-name="P10">bersama ini kami teruskan berkas permohonan Cuti Besar dalam rangka melaksanakan Ibadah Haji <text:s/>bagi Pegawai Negeri Sipil di lingkungan Dinas Pendidikan Yogyakarta:</text:p>
      <text:p text:style-name="P11"><text:s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No</text:p>
          </table:table-cell>
          <table:table-cell table:style-name="Table2.A1" office:value-type="string">
            <text:p text:style-name="P5">Nama/NIP/NIPTT</text:p>
          </table:table-cell>
          <table:table-cell table:style-name="Table2.A1" office:value-type="string">
            <text:p text:style-name="P5">Pangkat/Gol</text:p>
          </table:table-cell>
          <table:table-cell table:style-name="Table2.A1" office:value-type="string">
            <text:p text:style-name="P5">Jabatan</text:p>
            <text:p text:style-name="P5"/>
          </table:table-cell>
          <table:table-cell table:style-name="Table2.A1" office:value-type="string">
            <text:p text:style-name="P5">Lama Cuti</text:p>
          </table:table-cell>
        </table:table-row>
        <table:table-row>
          <table:table-cell table:style-name="Table2.A1" office:value-type="string">
            <text:list xml:id="list377936231346959092" text:style-name="L1">
              <text:list-item>
                <text:p text:style-name="P15"/>
              </text:list-item>
            </text:list>
          </table:table-cell>
          <table:table-cell table:style-name="Table2.A1" office:value-type="string">
            <text:p text:style-name="P3">[a.nama]</text:p>
            <text:p text:style-name="P3">[a.nip; block=tbs:row]</text:p>
            <text:p text:style-name="P3"/>
          </table:table-cell>
          <table:table-cell table:style-name="Table2.A1" office:value-type="string">
            <text:p text:style-name="P6">[a.pangkat], [a.golongan]</text:p>
          </table:table-cell>
          <table:table-cell table:style-name="Table2.A1" office:value-type="string">
            <text:p text:style-name="P3">[a.jabatan] pada [a.unit_kerja]</text:p>
            <text:p text:style-name="P3"/>
          </table:table-cell>
          <table:table-cell table:style-name="Table2.A1" office:value-type="string">
            <text:p text:style-name="P7">(lama cuti)</text:p>
          </table:table-cell>
        </table:table-row>
      </table:table>
      <text:p text:style-name="Normal"/>
      <text:p text:style-name="Normal"/>
      <text:p text:style-name="Normal"><text:s text:c="11"/>Demikian atas perhatian dan perkenan Bapak Walikota kami haturkan terima kasih</text:p>
      <text:p text:style-name="Normal"><text:s text:c="11"/></text:p>
      <text:p text:style-name="Normal"><text:tab/> <text:tab/><text:tab/><text:tab/><text:tab/><text:tab/><text:tab/>Kepala,</text:p>
      <text:p text:style-name="Normal"/>
      <text:p text:style-name="Normal"/>
      <text:p text:style-name="Normal"/>
      <text:p text:style-name="Normal"/>
      <text:p text:style-name="Normal"><text:tab/><text:tab/><text:tab/><text:tab/><text:tab/><text:tab/><text:tab/>Drs. EDY HERI SUASANA,M.Pd</text:p>
      <text:p text:style-name="Normal"><text:tab/><text:tab/><text:tab/><text:tab/><text:tab/><text:tab/><text:tab/>NIP. 19610605 198401 1 005</text:p>
      <text:p text:style-name="Normal"><text:span text:style-name="Default_20_Paragraph_20_Font"><text:span text:style-name="T6"><text:tab/></text:span></text:span><text:span text:style-name="Default_20_Paragraph_20_Font"><text:span text:style-name="T6">Tembusan</text:span></text:span></text:p>
      <text:list xml:id="list8159115026305552433" text:style-name="L2"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name-complex="Times New Roman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name-complex="Times New Roman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WW_5f_CharLFO1LVL1" style:display-name="WW_CharLFO1LVL1" style:family="text">
      <style:text-properties style:font-name="Times New Roman" style:font-name-asian="MS Mincho" style:font-name-complex="Times New Roman"/>
    </style:style>
    <style:style style:name="WW_5f_CharLFO2LVL1" style:display-name="WW_CharLFO2LVL1" style:family="text">
      <style:text-properties style:font-name="Times New Roman" style:font-name-asian="MS Mincho" style:font-name-complex="Times New 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33.00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arlina</meta:initial-creator>
    <meta:creation-date>2016-02-02T03:29:00Z</meta:creation-date>
    <dc:date>2016-02-02T12:31:43.39</dc:date>
    <meta:print-date>2007-04-25T19:19:00Z</meta:print-date>
    <meta:editing-cycles>3</meta:editing-cycles>
    <meta:editing-duration>PT1M23S</meta:editing-duration>
    <meta:document-statistic meta:table-count="2" meta:image-count="1" meta:object-count="0" meta:page-count="1" meta:paragraph-count="35" meta:word-count="114" meta:character-count="952"/>
    <meta:template xlink:type="simple" xlink:actuate="onRequest" xlink:title="" xlink:href="Normal.dotm"/>
  </office:meta>
</office:document-meta>
</file>